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A00000264E99AABEF32CACF4C.png" manifest:media-type="image/png"/>
  <manifest:file-entry manifest:full-path="Pictures/100000000000029C0000016E79AE196CA2737B0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732cm" svg:x="1.001cm" svg:y="6.143cm">
          <draw:image xlink:href="Pictures/100000000000029C0000016E79AE196CA2737B06.png" xlink:type="simple" xlink:show="embed" xlink:actuate="onLoad">
            <text:p/>
          </draw:image>
        </draw:frame>
        <draw:frame draw:style-name="gr1" draw:text-style-name="P1" draw:layer="layout" svg:width="6.789cm" svg:height="15.62cm" svg:x="14.081cm" svg:y="11.542cm">
          <draw:image xlink:href="Pictures/100000000000010A00000264E99AABEF32CACF4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30T12:53:04.439799374</dc:date>
    <meta:editing-duration>PT31M34S</meta:editing-duration>
    <meta:editing-cycles>1</meta:editing-cycles>
    <meta:document-statistic meta:object-count="2"/>
    <meta:generator>LibreOffice/5.2.0.4$Linux_X86_64 LibreOffice_project/066b007f5ebcc236395c7d282ba488bca6720265</meta:generator>
  </office:meta>
</office:document-meta>
</file>